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er4" svg:width="11.14cm" svg:height="1.695cm" svg:x="2.905cm" svg:y="4.175cm">
          <draw:text-box>
            <text:p>This is a text object.</text:p>
            <text:p>With two paragraphs, and some <text:span text:style-name="T1">bold</text:span>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>
        <svg:title>Titel of the layer</svg:title>
        <svg:desc>Description of the ayer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Yves Savourel</meta:initial-creator>
    <meta:creation-date>2008-10-14T15:16:18.26</meta:creation-date>
    <dc:date>2008-10-14T15:20:16.70</dc:date>
    <dc:creator>Yves Savourel</dc:creator>
    <meta:editing-duration>PT00H04M00S</meta:editing-duration>
    <meta:editing-cycles>1</meta:editing-cycles>
    <meta:document-statistic meta:object-count="1"/>
    <meta:generator>OpenOffice.org/3.0$Win32 OpenOffice.org_project/300m9$Build-9358</meta:generator>
  </office:meta>
</office:document-meta>
</file>